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  <style:text-properties style:use-window-font-color="true" officeooo:rsid="001ffab5" officeooo:paragraph-rsid="001ffab5"/>
    </style:style>
    <style:style style:name="P3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1ffab5" officeooo:paragraph-rsid="001ffab5" style:font-size-asian="14pt" style:font-size-complex="14pt"/>
    </style:style>
    <style:style style:name="P4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8dc8c" officeooo:paragraph-rsid="0028dc8c" style:font-size-asian="14pt" style:font-size-complex="14pt"/>
    </style:style>
    <style:style style:name="P5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8dc8c" officeooo:paragraph-rsid="002aee95" style:font-size-asian="14pt" style:font-size-complex="14pt"/>
    </style:style>
    <style:style style:name="P6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0d45e" officeooo:paragraph-rsid="002aee95" style:font-size-asian="14pt" style:font-size-complex="14pt"/>
    </style:style>
    <style:style style:name="P7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0d45e" officeooo:paragraph-rsid="0020d45e" style:font-size-asian="14pt" style:font-size-complex="14pt"/>
    </style:style>
    <style:style style:name="P8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0d45e" officeooo:paragraph-rsid="0023e26c" style:font-size-asian="14pt" style:font-size-complex="14pt"/>
    </style:style>
    <style:style style:name="P9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0d45e" officeooo:paragraph-rsid="002e600e" style:font-size-asian="14pt" style:font-size-complex="14pt"/>
    </style:style>
    <style:style style:name="P10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53104" officeooo:paragraph-rsid="00253104" style:font-size-asian="14pt" style:font-size-complex="14pt"/>
    </style:style>
    <style:style style:name="P11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3e26c" officeooo:paragraph-rsid="0023e26c" style:font-size-asian="14pt" style:font-size-complex="14pt"/>
    </style:style>
    <style:style style:name="P12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345e5" officeooo:paragraph-rsid="00225ca4" style:font-size-asian="14pt" style:font-size-complex="14pt"/>
    </style:style>
    <style:style style:name="P13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345e5" officeooo:paragraph-rsid="002345e5" style:font-size-asian="14pt" style:font-size-complex="14pt"/>
    </style:style>
    <style:style style:name="P14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632cb" officeooo:paragraph-rsid="002632cb" style:font-size-asian="14pt" style:font-size-complex="14pt"/>
    </style:style>
    <style:style style:name="P15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14pt" officeooo:rsid="002a8ee9" officeooo:paragraph-rsid="002a8ee9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Arial" fo:font-size="14pt" officeooo:rsid="002aee95" officeooo:paragraph-rsid="002aee95" style:font-size-asian="14pt" style:font-size-complex="14pt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2aee95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paragraph-rsid="001ffab5"/>
    </style:style>
    <style:style style:name="P19" style:family="paragraph" style:parent-style-name="Text_20_body" style:list-style-name="L1">
      <style:paragraph-properties fo:text-align="start" style:justify-single-word="false"/>
      <style:text-properties fo:color="#5983b0" officeooo:rsid="001ffab5" officeooo:paragraph-rsid="001ffab5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Arial" fo:font-size="14pt" officeooo:rsid="002a8ee9" officeooo:paragraph-rsid="002aee95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aee95"/>
    </style:style>
    <style:style style:name="T3" style:family="text">
      <style:text-properties style:use-window-font-color="true" fo:font-weight="bold" officeooo:rsid="002aee95" style:font-weight-asian="bold" style:font-weight-complex="bold"/>
    </style:style>
    <style:style style:name="T4" style:family="text">
      <style:text-properties style:use-window-font-color="true" fo:font-weight="normal" officeooo:rsid="002e600e" style:font-weight-asian="normal" style:font-weight-complex="normal"/>
    </style:style>
    <style:style style:name="T5" style:family="text">
      <style:text-properties style:use-window-font-color="true" style:font-name="Arial" fo:font-size="14pt" officeooo:rsid="001ffab5" style:font-size-asian="14pt" style:font-size-complex="14pt"/>
    </style:style>
    <style:style style:name="T6" style:family="text">
      <style:text-properties style:use-window-font-color="true" style:font-name="Arial" fo:font-size="14pt" officeooo:rsid="0020d45e" style:font-size-asian="14pt" style:font-size-complex="14pt"/>
    </style:style>
    <style:style style:name="T7" style:family="text">
      <style:text-properties style:use-window-font-color="true" style:font-name="Arial" fo:font-size="14pt" officeooo:rsid="00253104" style:font-size-asian="14pt" style:font-size-complex="14pt"/>
    </style:style>
    <style:style style:name="T8" style:family="text">
      <style:text-properties style:use-window-font-color="true" style:font-name="Arial" fo:font-size="14pt" officeooo:rsid="0032ad2a" style:font-size-asian="14pt" style:font-size-complex="14pt"/>
    </style:style>
    <style:style style:name="T9" style:family="text">
      <style:text-properties style:use-window-font-color="true" style:font-name="Arial" fo:font-size="14pt" fo:font-weight="bold" officeooo:rsid="002aee95" style:font-size-asian="14pt" style:font-weight-asian="bold" style:font-size-complex="14pt" style:font-weight-complex="bold"/>
    </style:style>
    <style:style style:name="T10" style:family="text">
      <style:text-properties officeooo:rsid="00218a82"/>
    </style:style>
    <style:style style:name="T11" style:family="text">
      <style:text-properties officeooo:rsid="0027d5bb"/>
    </style:style>
    <style:style style:name="T12" style:family="text">
      <style:text-properties officeooo:rsid="002a8ee9"/>
    </style:style>
    <style:style style:name="T13" style:family="text">
      <style:text-properties fo:font-weight="bold" officeooo:rsid="002aee95" style:font-weight-asian="bold" style:font-weight-complex="bold"/>
    </style:style>
    <style:style style:name="T14" style:family="text">
      <style:text-properties officeooo:rsid="002ca142"/>
    </style:style>
    <style:style style:name="T15" style:family="text">
      <style:text-properties officeooo:rsid="002e600e"/>
    </style:style>
    <style:style style:name="T16" style:family="text">
      <style:text-properties style:font-name="Arial" fo:font-size="14pt" style:font-size-asian="14pt" style:font-size-complex="14pt"/>
    </style:style>
    <style:style style:name="T17" style:family="text">
      <style:text-properties style:font-name="Arial" fo:font-size="14pt" fo:font-weight="bold" officeooo:rsid="002aee95" style:font-size-asian="14pt" style:font-weight-asian="bold" style:font-size-complex="14pt" style:font-weight-complex="bold"/>
    </style:style>
    <style:style style:name="T18" style:family="text">
      <style:text-properties officeooo:rsid="0032ad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cripción curso</text:h>
      <text:list xml:id="list3148055076" text:style-name="L1">
        <text:list-item>
          <text:p text:style-name="P3">Nombre: Nodejs para principiantes.</text:p>
        </text:list-item>
        <text:list-item>
          <text:p text:style-name="P3">Nivel: Básico.</text:p>
        </text:list-item>
        <text:list-item>
          <text:p text:style-name="P3">Conocimientos previos: JavaScript</text:p>
        </text:list-item>
        <text:list-item>
          <text:p text:style-name="P3">Duración: 8 horas</text:p>
        </text:list-item>
        <text:list-item>
          <text:p text:style-name="P3">Horas Teóricas: <text:span text:style-name="T14">2</text:span></text:p>
        </text:list-item>
        <text:list-item>
          <text:p text:style-name="P3">Horas Practicas: <text:span text:style-name="T14">6</text:span></text:p>
        </text:list-item>
        <text:list-item>
          <text:p text:style-name="P3">Requerimientos: <text:s/>SO Windows 7 o superior, o <text:s/>Linux. </text:p>
        </text:list-item>
        <text:list-item>
          <text:p text:style-name="P3">Temas: </text:p>
          <text:list>
            <text:list-item>
              <text:p text:style-name="P18"><text:span text:style-name="T5">Que es nodejs? (5 minutos)</text:span><text:span text:style-name="T9">(Clase 1)</text:span></text:p>
            </text:list-item>
            <text:list-item>
              <text:p text:style-name="P17"><text:span text:style-name="T16">Instalación: (10 minutos)</text:span><text:span text:style-name="T17">(Clase 1)</text:span></text:p>
              <text:list>
                <text:list-item>
                  <text:p text:style-name="P3">Windows: instrucciones de la pagina.</text:p>
                </text:list-item>
                <text:list-item>
                  <text:p text:style-name="P3">Linux</text:p>
                  <text:list>
                    <text:list-item>
                      <text:p text:style-name="P18"><text:span text:style-name="T5">instalación NVM </text:span><text:span text:style-name="T8">(Gestor de módulos de node)</text:span><text:span text:style-name="T5">.</text:span></text:p>
                    </text:list-item>
                  </text:list>
                </text:list-item>
                <text:list-item>
                  <text:p text:style-name="P4">“Hola mundo”, <text:span text:style-name="T15">primer acercamiento al entorno. </text:span></text:p>
                </text:list-item>
              </text:list>
            </text:list-item>
            <text:list-item>
              <text:p text:style-name="P17"><text:span text:style-name="T6">JavaScript</text:span><text:span text:style-name="T7">(1.45 horas)</text:span><text:span text:style-name="T9">(Clase 1)</text:span></text:p>
              <text:list>
                <text:list-item>
                  <text:p text:style-name="P7"><text:span text:style-name="T15">Tipos de declaración de variables: </text:span>Const, Let y Var.<text:span text:style-name="T15">.</text:span></text:p>
                </text:list-item>
                <text:list-item>
                  <text:p text:style-name="P7"><text:span text:style-name="T15">Peculiaridades de los strings: </text:span>Templates Literal. </text:p>
                </text:list-item>
                <text:list-item>
                  <text:p text:style-name="P10">Destructuración, <text:span text:style-name="T15">obtener datos de estructuras (Objetos y arreglos)</text:span>.</text:p>
                </text:list-item>
                <text:list-item>
                  <text:p text:style-name="P8">Funciones flechas, <text:span text:style-name="T15">nombrado de funciones alternativo</text:span>.</text:p>
                </text:list-item>
                <text:list-item>
                  <text:p text:style-name="P11">Código bloqueante vs no bloqueante, <text:span text:style-name="T15">ejemplos</text:span>.</text:p>
                </text:list-item>
                <text:list-item>
                  <text:p text:style-name="P7">Promesas, <text:span text:style-name="T15">manejo de código asíncrono.</text:span></text:p>
                </text:list-item>
                <text:list-item>
                  <text:p text:style-name="P7">Async/await, <text:span text:style-name="T15">manejo de código asíncrono.</text:span></text:p>
                </text:list-item>
              </text:list>
            </text:list-item>
            <text:list-item>
              <text:p text:style-name="P6">Bases de node <text:span text:style-name="T12">(2 horas)</text:span><text:span text:style-name="T13">(Clase 2)</text:span></text:p>
              <text:list>
                <text:list-item>
                  <text:p text:style-name="P12">Módulos</text:p>
                  <text:list>
                    <text:list-item>
                      <text:p text:style-name="P13">propios, <text:span text:style-name="T15">creados por el usuario</text:span></text:p>
                    </text:list-item>
                    <text:list-item>
                      <text:p text:style-name="P13"><text:soft-page-break/>nativos de node, <text:span text:style-name="T15">contenidos en su instalación.</text:span></text:p>
                      <text:list>
                        <text:list-item>
                          <text:p text:style-name="P7"><text:span text:style-name="T10">Lectura/escritura archivos</text:span>. <text:span text:style-name="T15">Ejemplo de modulo nativo.</text:span></text:p>
                        </text:list-item>
                        <text:list-item>
                          <text:p text:style-name="P14">HTTP, <text:span text:style-name="T11">creación server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NPM, <text:span text:style-name="T15">Gestor de paquetes de node.</text:span></text:p>
                  <text:list>
                    <text:list-item>
                      <text:p text:style-name="P7">install: <text:span text:style-name="T15">uso del comando</text:span></text:p>
                    </text:list-item>
                    <text:list-item>
                      <text:p text:style-name="P9">uninstall: <text:span text:style-name="T15">uso del comando</text:span></text:p>
                    </text:list-item>
                    <text:list-item>
                      <text:p text:style-name="P7"><text:span text:style-name="T11">init </text:span>package.json, <text:span text:style-name="T15">creación de proyecto con dependencias de terceros.</text:span></text:p>
                    </text:list-item>
                  </text:list>
                </text:list-item>
              </text:list>
            </text:list-item>
            <text:list-item>
              <text:p text:style-name="P5">Express <text:span text:style-name="T12">(2 horas)</text:span><text:span text:style-name="T13">(Clase 3)</text:span></text:p>
              <text:list>
                <text:list-item>
                  <text:p text:style-name="P15">nodemon, <text:span text:style-name="T15">paquete para permitir el auto update del proyecto. </text:span></text:p>
                </text:list-item>
                <text:list-item>
                  <text:p text:style-name="P15">uso y <text:span text:style-name="T14">configuración</text:span> de express, <text:span text:style-name="T15">paquete de node para la creación de servidor web.</text:span></text:p>
                </text:list-item>
                <text:list-item>
                  <text:p text:style-name="P15">Servir contenido estático.</text:p>
                </text:list-item>
                <text:list-item>
                  <text:p text:style-name="P15">Servir contenido dinámico.</text:p>
                </text:list-item>
              </text:list>
            </text:list-item>
            <text:list-item>
              <text:p text:style-name="P20"><text:span text:style-name="T1">Rest server </text:span><text:span text:style-name="T2">con <text:s/>express (2 horas)</text:span><text:span text:style-name="T3">(Clase 4) </text:span><text:span text:style-name="T4">(por definir de acuerdo al tiempo, la idea es crear un crud o parte del mismo para que los participantes entiendan algunos conceptos mas avanzados)</text:span></text:p>
            </text:list-item>
          </text:list>
        </text:list-item>
      </text:list>
      <text:p text:style-name="P16"/>
      <text:list xml:id="list112737557565514" text:continue-numbering="true" text:style-name="L1">
        <text:list-item>
          <text:list>
            <text:list-header>
              <text:p text:style-name="P2"/>
            </text:list-header>
          </text:list>
          <text:p text:style-name="P2"/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7:00:47.231991609</meta:creation-date>
    <dc:date>2021-05-04T11:27:36.832158015</dc:date>
    <meta:editing-duration>PT1H39M2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263" meta:character-count="1578" meta:non-whitespace-character-count="1387"/>
  </office:meta>
</office:document-meta>
</file>